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min-height="18.8cm" fo:min-width="24.696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min-height="0.282cm" fo:min-width="24.646cm" fo:padding-top="0.137cm" fo:padding-bottom="0.137cm" fo:padding-left="0.262cm" fo:padding-right="0.262cm"/>
      <style:paragraph-properties style:writing-mode="lr-tb"/>
    </style:style>
    <style:style style:name="gr3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min-height="0.308cm" fo:min-width="24.672cm" fo:padding-top="0.137cm" fo:padding-bottom="0.137cm" fo:padding-left="0.262cm" fo:padding-right="0.26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bold" style:letter-kerning="true" style:font-name-asian="Microsoft YaHei" style:font-size-asian="12pt" style:font-style-asian="normal" style:font-weight-asian="bold" style:font-name-complex="Arial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96cm" svg:height="19.05cm" svg:x="1.474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5.196cm" svg:height="0.582cm" svg:x="1.474cm" svg:y="1.27cm">
          <text:p text:style-name="P2"><text:span text:style-name="T1">Title:</text:span><text:span text:style-name="T2"> <text:s text:c="119"/></text:span><text:span text:style-name="T1">Last Editor:</text:span><text:span text:style-name="T2"> <text:s text:c="8"/></text:span><text:span text:style-name="T1">Ver:</text:span><text:span text:style-name="T2"> <text:s text:c="5"/></text:span><text:span text:style-name="T1">Date:</text:span><text:span text:style-name="T2"> <text:s text:c="7"/>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5.196cm" svg:height="0.582cm" svg:x="1.474cm" svg:y="1.862cm">
          <text:p text:style-name="P2"><text:span text:style-name="T3">Filename:</text:span><text:span text:style-name="T4"> <text:s text:c="50"/></text:span><text:span text:style-name="T2"><text:s text:c="9"/></text:span><text:span text:style-name="T1">Related files:</text:span><text:span text:style-name="T2"> <text:s text:c="69"/></text:span><text:span text:style-name="T1">Scale:</text:span><text:span text:style-name="T2"> <text:s text:c="7"/>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1.27cm" fo:margin-right="1.2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09T23:49:15.537000000</meta:creation-date>
    <dc:date>2020-04-10T17:36:48.739000000</dc:date>
    <meta:editing-duration>PT28M47S</meta:editing-duration>
    <meta:editing-cycles>4</meta:editing-cycles>
    <meta:generator>LibreOffice/6.3.5.2$Windows_X86_64 LibreOffice_project/dd0751754f11728f69b42ee2af66670068624673</meta:generator>
    <meta:document-statistic meta:object-count="3"/>
  </office:meta>
</office:document-meta>
</file>